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FacesBackingInfo.getPageFlowMembe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FacesBackingInfo.CachedFacesBackingInfo( Class facesBackingClass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